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epositoryFactory.getRemoteReposi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RepositoryFactory.getRepository( final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ientRepositoryFactory.ClientRepositor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positoryFactory.ClientRepositoryFactory(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positoryFactory.getObjectInstance( Object object , Name name , Context context , Hashtable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